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Preformatted_20_Text" style:list-style-name="L2"/>
    <style:style style:name="fr1" style:family="graphic" style:parent-style-name="OLE">
      <style:graphic-properties style:vertical-pos="from-top" style:vertical-rel="paragraph" style:horizontal-pos="from-left" style:horizontal-rel="paragraph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otloader for E-block's Specification</text:p>
      <text:p text:style-name="Standard"/>
      <text:list text:style-name="L1">
        <text:list-item>
          <text:p text:style-name="P1">Load by using terminal Emulator send text file in HEX format</text:p>
        </text:list-item>
        <text:list-item>
          <text:p text:style-name="P1">Support Fusing bits ( Hows)</text:p>
        </text:list-item>
        <text:list-item>
          <text:p text:style-name="P1">Program EEPROM Data</text:p>
        </text:list-item>
        <text:list-item>
          <text:p text:style-name="P1">Resident in Bootloader area</text:p>
        </text:list-item>
        <text:list-item>
          <text:p text:style-name="P1">Enter boot mode “ Press two switched while reset”</text:p>
        </text:list-item>
        <text:list-item>
          <text:p text:style-name="P1">Check application ID before goto Application section</text:p>
        </text:list-item>
        <text:list-item>
          <text:p text:style-name="P1">Support XON/XOFF protocol</text:p>
          <text:p text:style-name="P1"/>
        </text:list-item>
      </text:list>
      <text:p text:style-name="Standard"/>
      <text:p text:style-name="Standard">Program Flow</text:p>
      <text:p text:style-name="Standard"><draw:frame draw:style-name="fr1" draw:name="Object1" text:anchor-type="paragraph" svg:x="-2cm" svg:y="0.402cm" svg:width="20.999cm" svg:height="14.26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Preformatted_20_Text"/>
      <text:p text:style-name="Preformatted_20_Text">------------------ Installation -------------------</text:p>
      <text:p text:style-name="Preformatted_20_Text">by Martin Thomas and Preston Manwaring</text:p>
      <text:p text:style-name="Preformatted_20_Text"/>
      <text:p text:style-name="Preformatted_20_Text">- Change the MCU type in the makefile. If your </text:p>
      <text:p text:style-name="Preformatted_20_Text"><text:s text:c="2"/>processor is not listed, modify the makefile</text:p>
      <text:p text:style-name="Preformatted_20_Text"><text:s text:c="2"/>according to the processor manual.</text:p>
      <text:p text:style-name="Preformatted_20_Text"/>
      <text:p text:style-name="Preformatted_20_Text">- Change the boot(loader)-size in main.c, this</text:p>
      <text:p text:style-name="Preformatted_20_Text"><text:s text:c="2"/>bootloader is larger than 512 words (1024 bytes), </text:p>
      <text:p text:style-name="Preformatted_20_Text"><text:s text:c="2"/>so select at least _B1024!</text:p>
      <text:p text:style-name="Preformatted_20_Text"/>
      <text:p text:style-name="Preformatted_20_Text">- Change the UART constants in sercom.h to match</text:p>
      <text:p text:style-name="Preformatted_20_Text"><text:s text:c="2"/>your MCU speed and the listed baud rate. As this</text:p>
      <text:p text:style-name="Preformatted_20_Text"><text:s text:c="2"/>version is not buffered, a slower baud rate is</text:p>
      <text:p text:style-name="Preformatted_20_Text"><text:s text:c="2"/>required.</text:p>
      <text:p text:style-name="Preformatted_20_Text"/>
      <text:p text:style-name="Preformatted_20_Text">- Change the start-condition in main.c. Default</text:p>
      <text:p text:style-name="Preformatted_20_Text"><text:s text:c="2"/>is: enter bootloader if Pin A7 is connected to</text:p>
      <text:p text:style-name="Preformatted_20_Text"><text:s text:c="2"/>GND during reset/startup</text:p>
      <text:p text:style-name="Preformatted_20_Text"/>
      <text:p text:style-name="Preformatted_20_Text">- Edit the value MT_BOOTLOADER_ADDRESS in the </text:p>
      <text:p text:style-name="Preformatted_20_Text"><text:s text:c="2"/>makefile according to the selected bootloader</text:p>
      <text:p text:style-name="Preformatted_20_Text"><text:s text:c="2"/>size. Keep in mind that this value has to be</text:p>
      <text:p text:style-name="Preformatted_20_Text"><text:s text:c="2"/>given in bytes (not words) in the linker options.</text:p>
      <text:p text:style-name="Preformatted_20_Text"/>
      <text:p text:style-name="Preformatted_20_Text"><text:s text:c="2"/>i.e. ATMega16, boot-size 1024 words, see</text:p>
      <text:p text:style-name="Preformatted_20_Text"><text:s text:c="2"/>datasheet and find "Boot Reset Adress" for</text:p>
      <text:p text:style-name="Preformatted_20_Text"><text:s text:c="2"/>"Boot Size" 1024 words is 1C00. 1C00 is given</text:p>
      <text:p text:style-name="Preformatted_20_Text"><text:s text:c="2"/>in words, so set MT_BOOTLOADER_ADDRESS to</text:p>
      <text:p text:style-name="Preformatted_20_Text"><text:s text:c="2"/>3800 (=2*1C00)</text:p>
      <text:p text:style-name="Preformatted_20_Text"/>
      <text:p text:style-name="Preformatted_20_Text">- Please use at least avr-gcc 3.3.1/avr-libc 1.0 </text:p>
      <text:p text:style-name="Preformatted_20_Text"><text:s text:c="2"/>or WINAVR Sept. 2003 or later to compile and link </text:p>
      <text:p text:style-name="Preformatted_20_Text"><text:s text:c="2"/>the bootloader.</text:p>
      <text:p text:style-name="Preformatted_20_Text"/>
      <text:p text:style-name="Preformatted_20_Text">- upload the hex-File to the AVR (STK500, STK200, SP12</text:p>
      <text:p text:style-name="Preformatted_20_Text"><text:s text:c="2"/>etc.)</text:p>
      <text:p text:style-name="Preformatted_20_Text"/>
      <text:p text:style-name="Preformatted_20_Text">- program the "Boot Flash section size" (BOOTSZ fuses)</text:p>
      <text:p text:style-name="Preformatted_20_Text"><text:s text:c="2"/>according to the boot-size selected in main.c</text:p>
      <text:p text:style-name="Preformatted_20_Text"><text:s text:c="2"/>i.e. BOOTSZ=00 for boot-size 1024 words on ATmega16</text:p>
      <text:p text:style-name="Preformatted_20_Text"/>
      <text:p text:style-name="Preformatted_20_Text">- enable the BOOT Reset Vector (BOOTTRST=0)</text:p>
      <text:p text:style-name="Preformatted_20_Text"/>
      <text:p text:style-name="Preformatted_20_Text">- Set the lock bits to protect the bootloader from</text:p>
      <text:p text:style-name="Preformatted_20_Text"><text:s text:c="2"/>SPM-writes (Boot Loader Protection Mode 2 in STK500-</text:p>
      <text:p text:style-name="Preformatted_20_Text"><text:s text:c="2"/>plugin)</text:p>
      <text:p text:style-name="Preformatted_20_Text"/>
      <text:p text:style-name="Preformatted_20_Text">- Connect the AVR UART Pins via level-shifter/inverter</text:p>
      <text:p text:style-name="Preformatted_20_Text"><text:s text:c="2"/>(i.e. MAX232) to you PCs Com-Port.</text:p>
      <text:p text:style-name="Preformatted_20_Text"/>
      <text:p text:style-name="Preformatted_20_Text">- Reset the AVR while fullfilling the bootloader start-</text:p>
      <text:p text:style-name="Preformatted_20_Text"><text:s text:c="2"/>condition. Which means connect PA7 to GND in the default </text:p>
      <text:p text:style-name="Preformatted_20_Text"><text:s text:c="2"/>config during reste/power-cycle. Keep the connection </text:p>
      <text:p text:style-name="Preformatted_20_Text"><text:s text:c="2"/>or hold the key down until you see the AVRPROG dialog!</text:p>
      <text:p text:style-name="Preformatted_20_Text"/>
      <text:p text:style-name="Preformatted_20_Text">- Start AVRPROG (AVRStudio/Tools or stand-alone) - </text:p>
      <text:p text:style-name="Preformatted_20_Text"><text:s text:c="2"/>keep PA7 grounded!</text:p>
      <text:p text:style-name="Preformatted_20_Text"/>
      <text:p text:style-name="Preformatted_20_Text">- AVRPROG will detect the bootloader, you may release</text:p>
      <text:p text:style-name="Preformatted_20_Text"><text:s text:c="2"/>PA7 now</text:p>
      <text:p text:style-name="Preformatted_20_Text"/>
      <text:p text:style-name="Preformatted_20_Text">- see AVRStudio online-help for more information how</text:p>
      <text:p text:style-name="Preformatted_20_Text"><text:s text:c="2"/>to use AVRPROG</text:p>
      <text:p text:style-name="Preformatted_20_Text"/>
      <text:p text:style-name="Preformatted_20_Text">- make sure to EXIT from AVRPROG (button) to start</text:p>
      <text:p text:style-name="Preformatted_20_Text"><text:s text:c="2"/>your main-application (or toogle power/reset)</text:p>
      <text:p text:style-name="Preformatted_20_Text"/>
      <text:p text:style-name="Preformatted_20_Text"/>
      <text:p text:style-name="Preformatted_20_Text">Knowledge Capture</text:p>
      <text:p text:style-name="Preformatted_20_Text"/>
      <text:p text:style-name="Preformatted_20_Text"><text:s/>1) Specify bootloader area by setting fuse bit and parameter in make file ( 1024 ,2048 Bytes)</text:p>
      <text:p text:style-name="Preformatted_20_Text"/>
      <text:p text:style-name="Preformatted_20_Text">Fuse <text:tab/>BOOTSZ1 <text:s text:c="3"/>BOOTSZ0 <text:s text:c="2"/></text:p>
      <text:p text:style-name="Preformatted_20_Text"/>
      <text:p text:style-name="Preformatted_20_Text">Common pitfalls <text:s text:c="2"/>Value in table BOOTSZx is in Word <text:s/>You need to convert to bytes (multiply by 2) to use in Makefile</text:p>
      <text:p text:style-name="Preformatted_20_Text">ex. <text:s text:c="3"/>0x3800x 2 = <text:s/>0x7000 <text:s/>for ATMEGA32 2048 BLS</text:p>
      <text:p text:style-name="Preformatted_20_Text"/>
      <text:p text:style-name="Preformatted_20_Text"><text:s text:c="2"/>2) Select bootloader's size in main program</text:p>
      <text:p text:style-name="Preformatted_20_Text"><text:s text:c="2"/>3) Move interrupt vector to <text:s/>BLS <text:s/>(Boot Loader Section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Compile Bootloader </text:p>
      <text:p text:style-name="Preformatted_20_Text">Program bootloader in BLS <text:s/>(Boot Loader Section) <text:s/>Setting parameter in Makefile</text:p>
      <text:p text:style-name="Preformatted_20_Text"><text:s/>LDFLAG</text:p>
      <text:p text:style-name="Preformatted_20_Text"/>
      <text:p text:style-name="Preformatted_20_Text"/>
      <text:p text:style-name="Preformatted_20_Text"/>
      <text:p text:style-name="Preformatted_20_Text">Configurations</text:p>
      <text:p text:style-name="Preformatted_20_Text">Serial Terminal</text:p>
      <text:list text:style-name="L2">
        <text:list-item>
          <text:p text:style-name="P2">Set serial terminal not to append line feed at the end of lines for ASCII Receiving</text:p>
        </text:list-item>
        <text:list-item>
          <text:p text:style-name="P2">Disable send line end at line feed for ASCII sending</text:p>
        </text:list-item>
      </text:list>
      <text:p text:style-name="Preformatted_20_Text"/>
      <text:p text:style-name="Preformatted_20_Text">Technical Notes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Issue</text:p>
      <text:p text:style-name="Preformatted_20_Text"><text:s text:c="4"/>- Cannot download big program </text:p>
      <text:p text:style-name="Preformatted_20_Text"><text:s text:c="4"/>- <text:s/>Cannot download high speed</text:p>
      <text:p text:style-name="Preformatted_20_Text"/>
      <text:p text:style-name="Preformatted_20_Text">Question </text:p>
      <text:p text:style-name="Preformatted_20_Text"/>
      <text:p text:style-name="Preformatted_20_Text">Can update bootloader <text:s/>via bootloader <text:s/>?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9-02-03T09:18:39</meta:creation-date>
    <dc:creator>wichai tos</dc:creator>
    <dc:date>2009-02-13T14:57:35</dc:date>
    <dc:language>en-US</dc:language>
    <meta:editing-cycles>12</meta:editing-cycles>
    <meta:editing-duration>PT18H26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3" meta:paragraph-count="79" meta:word-count="524" meta:character-count="32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2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id="id1" draw:layer="layout" svg:width="4.5cm" svg:height="2cm" svg:x="3cm" svg:y="1.5cm">
            <text:p text:style-name="P1">Press Reset</text:p>
            <text:p text:style-name="P1">ON/OFF</text:p>
          </draw:rect>
          <draw:custom-shape draw:style-name="gr2" draw:text-style-name="P1" draw:layer="layout" svg:width="5.5cm" svg:height="4.5cm" svg:x="2.5cm" svg:y="5cm">
            <text:p text:style-name="P1">Boot Mode</text:p>
            <text:p text:style-name="P1">(Switch Pressed)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rect draw:style-name="gr1" draw:text-style-name="P2" draw:id="id6" draw:layer="layout" svg:width="4.5cm" svg:height="2cm" svg:x="3cm" svg:y="25cm">
            <text:p text:style-name="P1">Run Application</text:p>
          </draw:rect>
          <draw:rect draw:style-name="gr1" draw:text-style-name="P2" draw:id="id3" draw:layer="layout" svg:width="5cm" svg:height="2cm" svg:x="2.5cm" svg:y="11cm">
            <text:p text:style-name="P1">Enter boot Mode</text:p>
            <text:p text:style-name="P1">Display LED 'b' </text:p>
          </draw:rect>
          <draw:custom-shape draw:style-name="gr2" draw:text-style-name="P1" draw:id="id7" draw:layer="layout" svg:width="5.5cm" svg:height="3.5cm" svg:x="12cm" svg:y="8.5cm">
            <text:p text:style-name="P1">Appl Installed</text:p>
            <text:p text:style-name="P1">(Check Flag)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rect draw:style-name="gr1" draw:text-style-name="P2" draw:id="id5" draw:layer="layout" svg:width="4.5cm" svg:height="2cm" svg:x="3cm" svg:y="21cm">
            <text:p text:style-name="P1">Download Code</text:p>
          </draw:rect>
          <draw:custom-shape draw:style-name="gr2" draw:text-style-name="P1" draw:id="id2" draw:layer="layout" svg:width="5.5cm" svg:height="4.5cm" svg:x="2.5cm" svg:y="5cm">
            <text:p text:style-name="P1">Boot Mode</text:p>
            <text:p text:style-name="P1">(Switch Pressed)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id="id4" draw:layer="layout" svg:width="5.5cm" svg:height="4.5cm" svg:x="2.5cm" svg:y="14.5cm">
            <text:p text:style-name="P1"/>
            <text:p text:style-name="P1">Wait for command</text:p>
            <text:p text:style-name="P1"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2" draw:layer="layout" svg:x1="5.25cm" svg:y1="3.5cm" svg:x2="5.249cm" svg:y2="5cm" draw:start-shape="id1" draw:start-glue-point="2" draw:end-shape="id2" draw:end-glue-point="4">
            <text:p text:style-name="P3"/>
          </draw:connector>
          <draw:connector draw:style-name="gr3" draw:text-style-name="P2" draw:id="id8" draw:layer="layout" svg:x1="5.249cm" svg:y1="9.5cm" svg:x2="5cm" svg:y2="11cm" draw:start-shape="id2" draw:start-glue-point="6" draw:end-shape="id3" draw:end-glue-point="0">
            <text:p text:style-name="P3"/>
          </draw:connector>
          <draw:connector draw:style-name="gr3" draw:text-style-name="P2" draw:layer="layout" svg:x1="5cm" svg:y1="13cm" svg:x2="5.25cm" svg:y2="14.5cm" draw:start-shape="id3" draw:start-glue-point="2" draw:end-shape="id4">
            <text:p text:style-name="P3"/>
          </draw:connector>
          <draw:connector draw:style-name="gr3" draw:text-style-name="P2" draw:layer="layout" svg:x1="5.249cm" svg:y1="19cm" svg:x2="5.25cm" svg:y2="21cm" draw:start-shape="id4" draw:start-glue-point="6" draw:end-shape="id5" draw:end-glue-point="0">
            <text:p text:style-name="P3"/>
          </draw:connector>
          <draw:connector draw:style-name="gr3" draw:text-style-name="P2" draw:id="id9" draw:layer="layout" svg:x1="5.25cm" svg:y1="23cm" svg:x2="5.25cm" svg:y2="25cm" draw:start-shape="id5" draw:start-glue-point="2" draw:end-shape="id6" draw:end-glue-point="0">
            <text:p text:style-name="P3"/>
          </draw:connector>
          <draw:connector draw:style-name="gr3" draw:text-style-name="P2" draw:layer="layout" svg:x1="8cm" svg:y1="7.249cm" svg:x2="14.749cm" svg:y2="8.5cm" draw:start-shape="id2" draw:start-glue-point="7" draw:end-shape="id7" draw:end-glue-point="4">
            <text:p text:style-name="P3"/>
          </draw:connector>
          <draw:connector draw:style-name="gr3" draw:text-style-name="P2" draw:layer="layout" svg:x1="12cm" svg:y1="10.249cm" svg:x2="5.124cm" svg:y2="10.251cm" draw:start-shape="id7" draw:start-glue-point="5" draw:end-shape="id8" draw:end-glue-point="0">
            <text:p text:style-name="P3"/>
          </draw:connector>
          <draw:connector draw:style-name="gr3" draw:text-style-name="P2" draw:layer="layout" draw:line-skew="6.612cm" svg:x1="14.749cm" svg:y1="12cm" svg:x2="5.25cm" svg:y2="24cm" draw:start-shape="id7" draw:start-glue-point="6" draw:end-shape="id9" draw:end-glue-point="0">
            <text:p text:style-name="P3"/>
          </draw:connector>
          <draw:frame draw:style-name="gr4" draw:text-style-name="P3" draw:layer="layout" svg:width="1.353cm" svg:height="0.963cm" svg:x="10.5cm" svg:y="6cm">
            <draw:text-box>
              <text:p text:style-name="P3">No</text:p>
            </draw:text-box>
          </draw:frame>
          <draw:frame draw:style-name="gr4" draw:text-style-name="P3" draw:layer="layout" svg:width="1.353cm" svg:height="0.963cm" svg:x="9.689cm" svg:y="9.037cm">
            <draw:text-box>
              <text:p text:style-name="P3">No</text:p>
            </draw:text-box>
          </draw:frame>
          <draw:frame draw:style-name="gr5" draw:text-style-name="P3" draw:layer="layout" svg:width="1.646cm" svg:height="0.963cm" svg:x="15cm" svg:y="12.537cm">
            <draw:text-box>
              <text:p text:style-name="P3">Yes</text:p>
            </draw:text-box>
          </draw:frame>
          <draw:frame draw:style-name="gr6" draw:text-style-name="P3" draw:layer="layout" svg:width="4.919cm" svg:height="0.963cm" svg:x="5.5cm" svg:y="19.5cm">
            <draw:text-box>
              <text:p text:style-name="P3">Boot command</text:p>
            </draw:text-box>
          </draw:frame>
          <draw:connector draw:style-name="gr3" draw:text-style-name="P2" draw:layer="layout" svg:x1="8cm" svg:y1="16.749cm" svg:x2="14.817cm" svg:y2="16.757cm" draw:start-shape="id4" draw:start-glue-point="7">
            <text:p text:style-name="P3"/>
          </draw:connector>
          <draw:frame draw:style-name="gr7" draw:text-style-name="P3" draw:layer="layout" svg:width="4.77cm" svg:height="0.963cm" svg:x="9.997cm" svg:y="15.5cm">
            <draw:text-box>
              <text:p text:style-name="P3">Run command</text:p>
            </draw:text-box>
          </draw:frame>
          <draw:connector draw:style-name="gr3" draw:text-style-name="P2" draw:layer="layout" svg:x1="2.5cm" svg:y1="16.749cm" svg:x2="4.704cm" svg:y2="13.699cm" draw:start-shape="id4" draw:start-glue-point="5">
            <text:p text:style-name="P3"/>
          </draw:connector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gsana New'" style:font-family-generic-asian="system" style:font-pitch-asian="variable" style:font-size-asian="24pt" style:language-asian="en" style:country-asian="US" style:font-family-complex="'Angsana New'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